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200B595E8F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92cm, 4.391cm, 0cm, 6.70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默认">
        <draw:frame draw:style-name="gr1" draw:text-style-name="P1" draw:layer="layout" svg:width="16cm" svg:height="13.254cm" svg:x="0.2cm" svg:y="0.1cm">
          <draw:image xlink:href="Pictures/100000000000040000000200B595E8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Ubuntu1" svg:font-family="Ubuntu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Ubuntu" fo:font-size="24pt" fo:language="en" fo:country="US" style:font-name-asian="Ubuntu1" style:font-size-asian="24pt" style:language-asian="zh" style:country-asian="CN" style:font-name-complex="Ubuntu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Ubuntu" fo:font-family="Ubuntu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6.3cm" fo:page-height="1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songx </meta:initial-creator>
    <meta:creation-date>2014-03-28T10:42:29.927058589</meta:creation-date>
    <dc:date>2014-03-28T10:54:29.890874267</dc:date>
    <dc:creator>xsongx </dc:creator>
    <meta:editing-duration>P0D</meta:editing-duration>
    <meta:editing-cycles>1</meta:editing-cycles>
    <meta:document-statistic meta:object-count="1"/>
    <meta:generator>LibreOffice/4.1.3.2$Linux_X86_64 LibreOffice_project/410m0$Build-2</meta:generator>
  </office:meta>
</office:document-meta>
</file>